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AK-05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Elevation – Ocea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B</text:p>
          </table:table-cell>
          <table:table-cell office:value-type="string" calcext:value-type="string">
            <text:p>Elevation – Islan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Terrain Typ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Fores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Player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3];[.A77])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2" table:formula="of:=COUNTIF([.$F$8:.$F$73];[.A77])" office:value-type="float" office:value="49" calcext:value-type="float" table:number-columns-spanned="2" table:number-rows-spanned="1">
            <text:p>49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3];[.A7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3];[.A79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3];[.A79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3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80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3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81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3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82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YY-MM-DD)'.F73:'DATE (YY-MM-DD)'.F73 'DATE (YY-MM-DD)'.D73:'DATE (YY-MM-DD)'.D73 'DATE (YY-MM-DD)'.D71:'DATE (YY-MM-DD)'.D71 'DATE (YY-MM-DD)'.F71:'DATE (YY-MM-DD)'.F71 'DATE (YY-MM-DD)'.D69:'DATE (YY-MM-DD)'.D69 'DATE (YY-MM-DD)'.F69:'DATE (YY-MM-DD)'.F69 'DATE (YY-MM-DD)'.D67:'DATE (YY-MM-DD)'.D67 'DATE (YY-MM-DD)'.F67:'DATE (YY-MM-DD)'.F67 'DATE (YY-MM-DD)'.D58:'DATE (YY-MM-DD)'.D65 'DATE (YY-MM-DD)'.F58:'DATE (YY-MM-DD)'.F65 'DATE (YY-MM-DD)'.D54:'DATE (YY-MM-DD)'.D56 'DATE (YY-MM-DD)'.F54:'DATE (YY-MM-DD)'.F56 'DATE (YY-MM-DD)'.D51:'DATE (YY-MM-DD)'.D52 'DATE (YY-MM-DD)'.F51:'DATE (YY-MM-DD)'.F52 'DATE (YY-MM-DD)'.D49:'DATE (YY-MM-DD)'.D49 'DATE (YY-MM-DD)'.F49:'DATE (YY-MM-DD)'.F49 'DATE (YY-MM-DD)'.D44:'DATE (YY-MM-DD)'.D47 'DATE (YY-MM-DD)'.F44:'DATE (YY-MM-DD)'.F47 'DATE (YY-MM-DD)'.D39:'DATE (YY-MM-DD)'.D42 'DATE (YY-MM-DD)'.F39:'DATE (YY-MM-DD)'.F42 'DATE (YY-MM-DD)'.D37:'DATE (YY-MM-DD)'.D37 'DATE (YY-MM-DD)'.F37:'DATE (YY-MM-DD)'.F37 'DATE (YY-MM-DD)'.D33:'DATE (YY-MM-DD)'.D35 'DATE (YY-MM-DD)'.F33:'DATE (YY-MM-DD)'.F35 'DATE (YY-MM-DD)'.D8:'DATE (YY-MM-DD)'.D30 'DATE (YY-MM-DD)'.F8:'DATE (YY-MM-DD)'.F30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5T16:14:01.769000000</dc:date>
    <meta:editing-duration>P2DT15H46M54S</meta:editing-duration>
    <meta:editing-cycles>177</meta:editing-cycles>
    <meta:generator>LibreOffice/24.2.5.2$Windows_X86_64 LibreOffice_project/bffef4ea93e59bebbeaf7f431bb02b1a39ee8a59</meta:generator>
    <meta:document-statistic meta:table-count="1" meta:cell-count="237" meta:object-count="0"/>
  </office:meta>
</office:document-meta>
</file>